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o1" style:family="table-column">
      <style:table-column-properties fo:break-before="auto" style:column-width="0.5159375cm"/>
    </style:style>
    <style:style style:name="co2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1">
      <style:map style:condition="of:cell-content()=1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2" table:default-cell-style-name="ce2"/>
        <table:table-column table:style-name="co1" table:number-columns-repeated="28" table:default-cell-style-name="ce3"/>
        <table:table-column table:style-name="co2" table:number-columns-repeated="16354" table:default-cell-style-name="ce3"/>
        <table:table-row table:style-name="ro1"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table:number-columns-repeated="16354" table:style-name="ce2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4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4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4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Alessio Sacco</meta:initial-creator>
    <dc:creator>Alessio Sacco</dc:creator>
    <meta:creation-date>2018-05-06T08:57:40Z</meta:creation-date>
    <dc:date>2018-05-06T09:48:54Z</dc:date>
  </office:meta>
</office:document-meta>
</file>